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/1/2016,"1451606400","82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/2017,"1483228800","387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/2018,"1514764800","9089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/2019,"1546300800","4481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/2020,"1577836800","4665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/2021,"1609459200","11367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0/2016,"1452384000","103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0/2017,"1484006400","481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0/2018,"1515542400","11776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0/2019,"1547078400","5828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0/2020,"1578614400","6050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0/2021,"1610236800","12106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1/2016,"1452470400","108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1/2017,"1484092800","452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1/2018,"1515628800","11739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1/2019,"1547164800","5418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1/2020,"1578700800","5496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1/2021,"1610323200","12802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2/2016,"1452556800","108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2/2017,"1484179200","505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2/2018,"1515715200","11187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2/2019,"1547251200","4527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2/2020,"1578787200","5239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2/2021,"1610409600","11655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3/2016,"1452643200","176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3/2017,"1484265600","508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3/2018,"1515801600","11793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3/2019,"1547337600","4813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3/2020,"1578873600","5653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3/2021,"1610496000","11265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4/2016,"1452729600","106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4/2017,"1484352000","420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4/2018,"1515888000","10815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4/2019,"1547424000","5772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4/2020,"1578960000","6717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4/2021,"1610582400","11846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5/2016,"1452816000","98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5/2017,"1484438400","417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5/2018,"1515974400","12064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5/2019,"1547510400","5398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5/2020,"1579046400","6983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5/2021,"1610668800","12271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6/2016,"1452902400","106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6/2017,"1484524800","453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6/2018,"1516060800","12779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6/2019,"1547596800","5076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6/2020,"1579132800","6936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6/2021,"1610755200","11933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7/2016,"1452988800","97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7/2017,"1484611200","466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7/2018,"1516147200","12770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7/2019,"1547683200","5170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7/2020,"1579219200","6765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7/2021,"1610841600","11330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8/2016,"1453075200","129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8/2017,"1484697600","449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8/2018,"1516233600","12051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8/2019,"1547769600","5388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8/2020,"1579305600","6282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8/2021,"1610928000","12179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9/2016,"1453161600","134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9/2017,"1484784000","436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9/2018,"1516320000","10432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9/2019,"1547856000","5391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9/2020,"1579392000","6153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19/2021,"1611014400","12522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/2016,"1451692800","91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/2017,"1483315200","396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/2018,"1514851200","11539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/2019,"1546387200","5899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/2020,"1577923200","5056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/2021,"1609545600","11708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0/2016,"1453248000","106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0/2017,"1484870400","457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0/2018,"1516406400","9844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0/2019,"1547942400","5377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0/2020,"1579478400","5992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0/2021,"1611100800","12139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1/2016,"1453334400","107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1/2017,"1484956800","433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1/2018,"1516492800","10065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1/2019,"1548028800","5827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1/2020,"1579564800","5589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1/2021,"1611187200","11781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2/2016,"1453420800","138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2/2017,"1485043200","474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2/2018,"1516579200","9729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2/2019,"1548115200","6055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2/2020,"1579651200","5137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2/2021,"1611273600","11827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3/2016,"1453507200","110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3/2017,"1485129600","460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3/2018,"1516665600","9284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3/2019,"1548201600","5338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3/2020,"1579737600","5525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3/2021,"1611360000","11406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4/2016,"1453593600","127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4/2017,"1485216000","504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4/2018,"1516752000","9136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4/2019,"1548288000","5201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4/2020,"1579824000","4971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4/2021,"1611446400","11177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5/2016,"1453680000","171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5/2017,"1485302400","462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5/2018,"1516838400","7885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5/2019,"1548374400","5049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5/2020,"1579910400","4355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5/2021,"1611532800","12072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6/2016,"1453766400","165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6/2017,"1485388800","468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6/2018,"1516924800","9534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6/2019,"1548460800","4643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6/2020,"1579996800","4288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6/2021,"1611619200","11945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7/2016,"1453852800","187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7/2017,"1485475200","466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7/2018,"1517011200","8319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7/2019,"1548547200","4888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7/2020,"1580083200","4765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7/2021,"1611705600","11409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8/2016,"1453939200","167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8/2017,"1485561600","45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8/2018,"1517097600","8891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8/2019,"1548633600","5685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8/2020,"1580169600","5262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8/2021,"1611792000","11908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9/2016,"1454025600","163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9/2017,"1485648000","425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9/2018,"1517184000","9368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9/2019,"1548720000","5660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9/2020,"1580256000","5515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29/2021,"1611878400","12939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/2016,"1451779200","92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/2017,"1483401600","458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/2018,"1514937600","12380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/2019,"1546473600","5966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/2020,"1578009600","5816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/2021,"1609632000","12344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0/2016,"1454112000","146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0/2017,"1485734400","453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0/2018,"1517270400","9065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0/2019,"1548806400","5553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0/2020,"1580342400","5660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0/2021,"1611964800","12182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1/2016,"1454198400","141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1/2017,"1485820800","436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1/2018,"1517356800","8772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1/2019,"1548892800","5170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1/2020,"1580428800","5833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31/2021,"1612051200","12449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4/2016,"1451865600","94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4/2017,"1483488000","506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4/2018,"1515024000","13498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4/2019,"1546560000","5493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4/2020,"1578096000","5590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4/2021,"1609718400","12751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5/2016,"1451952000","164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5/2017,"1483574400","495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5/2018,"1515110400","12715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5/2019,"1546646400","511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5/2020,"1578182400","5246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5/2021,"1609804800","12584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6/2016,"1452038400","170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6/2017,"1483660800","438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6/2018,"1515196800","12264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6/2019,"1546732800","4873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6/2020,"1578268800","6265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6/2021,"1609891200","12804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7/2016,"1452124800","220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7/2017,"1483747200","436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7/2018,"1515283200","11527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7/2019,"1546819200","5509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7/2020,"1578355200","6464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7/2021,"1609977600","12985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8/2016,"1452211200","109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8/2017,"1483833600","427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8/2018,"1515369600","12154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8/2019,"1546905600","5533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8/2020,"1578441600","6538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8/2021,"1610064000","12889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9/2016,"1452297600","117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9/2017,"1483920000","461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9/2018,"1515456000","12562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9/2019,"1546992000","5588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9/2020,"1578528000","6213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/9/2021,"1610150400","12317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/2015,"1443657600","64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/2016,"1475280000","530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/2017,"1506816000","2838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/2018,"1538352000","4763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/2019,"1569888000","6450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/2020,"1601510400","10187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0/2015,"1444435200","65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0/2016,"1476057600","449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0/2017,"1507593600","3496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0/2018,"1539129600","5167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0/2019,"1570665600","7061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0/2020,"1602288000","10363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1/2015,"1444521600","60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1/2016,"1476144000","410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1/2017,"1507680000","3443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1/2018,"1539216000","5705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1/2019,"1570752000","7026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1/2020,"1602374400","10047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2/2015,"1444608000","65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2/2016,"1476230400","300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2/2017,"1507766400","3634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2/2018,"1539302400","5621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2/2019,"1570838400","6344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2/2020,"1602460800","10921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3/2015,"1444694400","68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3/2016,"1476316800","322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3/2017,"1507852800","3791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3/2018,"1539388800","5417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3/2019,"1570924800","5668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3/2020,"1602547200","11273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4/2015,"1444780800","68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4/2016,"1476403200","420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4/2017,"1507939200","3321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4/2018,"1539475200","5117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4/2019,"1571011200","6506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4/2020,"1602633600","10939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5/2015,"1444867200","64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5/2016,"1476489600","336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5/2017,"1508025600","3289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5/2018,"1539561600","5620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5/2019,"1571097600","6907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5/2020,"1602720000","12495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6/2015,"1444953600","67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6/2016,"1476576000","349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6/2017,"1508112000","4082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6/2018,"1539648000","5754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6/2019,"1571184000","6945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6/2020,"1602806400","11611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7/2015,"1445040000","65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7/2016,"1476662400","381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7/2017,"1508198400","5056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7/2018,"1539734400","580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7/2019,"1571270400","7037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7/2020,"1602892800","10517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8/2015,"1445126400","64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8/2016,"1476748800","518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8/2017,"1508284800","4704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8/2018,"1539820800","5657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8/2019,"1571356800","7336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8/2020,"1602979200","9957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9/2015,"1445212800","66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9/2016,"1476835200","384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9/2017,"1508371200","4941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9/2018,"1539907200","6011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9/2019,"1571443200","6651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19/2020,"1603065600","11289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/2015,"1443744000","6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/2016,"1475366400","511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/2017,"1506902400","3060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/2018,"1538438400","4902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/2019,"1569974400","6271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/2020,"1601596800","10021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0/2015,"1445299200","58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0/2016,"1476921600","434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0/2017,"1508457600","5468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0/2018,"1539993600","5340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0/2019,"1571529600","6123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0/2020,"1603152000","11056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1/2015,"1445385600","61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1/2016,"1477008000","577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1/2017,"1508544000","4629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1/2018,"1540080000","5080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1/2019,"1571616000","6785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1/2020,"1603238400","1159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2/2015,"1445472000","59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2/2016,"1477094400","377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2/2017,"1508630400","4354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2/2018,"1540166400","5773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2/2019,"1571702400","7262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2/2020,"1603324800","11890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3/2015,"1445558400","68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3/2016,"1477180800","353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3/2017,"1508716800","4681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3/2018,"1540252800","5562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3/2019,"1571788800","7363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3/2020,"1603411200","11328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4/2015,"1445644800","63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4/2016,"1477267200","525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4/2017,"1508803200","4922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4/2018,"1540339200","5327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4/2019,"1571875200","7249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4/2020,"1603497600","10121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5/2015,"1445731200","58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5/2016,"1477353600","476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5/2017,"1508889600","4604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5/2018,"1540425600","5372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5/2019,"1571961600","7416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5/2020,"1603584000","9652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6/2015,"1445817600","59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6/2016,"1477440000","451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6/2017,"1508976000","4664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6/2018,"1540512000","5512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6/2019,"1572048000","7168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6/2020,"1603670400","10861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7/2015,"1445904000","67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7/2016,"1477526400","443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7/2017,"1509062400","4861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7/2018,"1540598400","4991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7/2019,"1572134400","6429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7/2020,"1603756800","10784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8/2015,"1445990400","73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8/2016,"1477612800","415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8/2017,"1509148800","4845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8/2018,"1540684800","5098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8/2019,"1572220800","7213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8/2020,"1603843200","11396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9/2015,"1446076800","78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9/2016,"1477699200","400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9/2017,"1509235200","4941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9/2018,"1540771200","6146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9/2019,"1572307200","7076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29/2020,"1603929600","11078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/2015,"1443830400","61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/2016,"1475452800","476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/2017,"1506988800","3279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/2018,"1538524800","5590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/2019,"1570060800","615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/2020,"1601683200","9565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0/2015,"1446163200","79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0/2016,"1477785600","394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0/2017,"1509321600","5326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0/2018,"1540857600","6083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0/2019,"1572393600","7176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0/2020,"1604016000","11110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1/2015,"1446249600","75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1/2016,"1477872000","450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1/2017,"1509408000","5199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1/2018,"1540944000","5857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1/2019,"1572480000","7441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31/2020,"1604102400","10895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4/2015,"1443916800","66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4/2016,"1475539200","566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4/2017,"1507075200","3073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4/2018,"1538611200","5591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4/2019,"1570147200","5901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4/2020,"1601769600","9854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5/2015,"1444003200","62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5/2016,"1475625600","417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5/2017,"1507161600","3148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5/2018,"1538697600","5953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5/2019,"1570233600","5951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5/2020,"1601856000","10276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6/2015,"1444089600","64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6/2016,"1475712000","368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6/2017,"1507248000","319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6/2018,"1538784000","5968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6/2019,"1570320000","5717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6/2020,"1601942400","10835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7/2015,"1444176000","71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7/2016,"1475798400","437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7/2017,"1507334400","2910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7/2018,"1538870400","4977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7/2019,"1570406400","6293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7/2020,"1602028800","10353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8/2015,"1444262400","69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8/2016,"1475884800","376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8/2017,"1507420800","2968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8/2018,"1538956800","5428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8/2019,"1570492800","7103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8/2020,"1602115200","10194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9/2015,"1444348800","67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9/2016,"1475971200","439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9/2017,"1507507200","3281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9/2018,"1539043200","5370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9/2019,"1570579200","751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/9/2020,"1602201600","10495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/2015,"1446336000","69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/2016,"1477958400","490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/2017,"1509494400","5277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/2018,"1541030400","5890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/2019,"1572566400","7050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/2020,"1604188800","10507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0/2015,"1447113600","81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0/2016,"1478736000","401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0/2017,"1510272000","4574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0/2018,"1541808000","4891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0/2019,"1573344000","6093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0/2020,"1604966400","11574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1/2015,"1447200000","102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1/2016,"1478822400","410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1/2017,"1510358400","3943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1/2018,"1541894400","5277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1/2019,"1573430400","7101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1/2020,"1605052800","10965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2/2015,"1447286400","95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2/2016,"1478908800","40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2/2017,"1510444800","4343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2/2018,"1541980800","5711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2/2019,"1573516800","7086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2/2020,"1605139200","10992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3/2015,"1447372800","78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3/2016,"1478995200","436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3/2017,"1510531200","4431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3/2018,"1542067200","5535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3/2019,"1573603200","7135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3/2020,"1605225600","11563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4/2015,"1447459200","72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4/2016,"1479081600","438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4/2017,"1510617600","4759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4/2018,"1542153600","5821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4/2019,"1573689600","6795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4/2020,"1605312000","1067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5/2015,"1447545600","71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5/2016,"1479168000","453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5/2017,"1510704000","5405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5/2018,"1542240000","5630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5/2019,"1573776000","6830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5/2020,"1605398400","10374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6/2015,"1447632000","74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6/2016,"1479254400","416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6/2017,"1510790400","4914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6/2018,"1542326400","5521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6/2019,"1573862400","5966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6/2020,"1605484800","11055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7/2015,"1447718400","71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7/2016,"1479340800","407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7/2017,"1510876800","5085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7/2018,"1542412800","5055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7/2019,"1573948800","6001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7/2020,"1605571200","11730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8/2015,"1447804800","73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8/2016,"1479427200","437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8/2017,"1510963200","4596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8/2018,"1542499200","4848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8/2019,"1574035200","7344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8/2020,"1605657600","11207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9/2015,"1447891200","88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9/2016,"1479513600","392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9/2017,"1511049600","4645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9/2018,"1542585600","6229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9/2019,"1574121600","7355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19/2020,"1605744000","11227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/2015,"1446422400","65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/2016,"1478044800","435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/2017,"1509580800","5292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/2018,"1541116800","5485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/2019,"1572652800","5909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/2020,"1604275200","11568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0/2015,"1447977600","63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0/2016,"1479600000","421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0/2017,"1511136000","5301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0/2018,"1542672000","6257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0/2019,"1574208000","6897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0/2020,"1605830400","11628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1/2015,"1448064000","68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1/2016,"1479686400","427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1/2017,"1511222400","5240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1/2018,"1542758400","5795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1/2019,"1574294400","7628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1/2020,"1605916800","11721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2/2015,"1448150400","70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2/2016,"1479772800","535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2/2017,"1511308800","5464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2/2018,"1542844800","5688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2/2019,"1574380800","7947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2/2020,"1606003200","11480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3/2015,"1448236800","82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3/2016,"1479859200","642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3/2017,"1511395200","5370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3/2018,"1542931200","5599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3/2019,"1574467200","6316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3/2020,"1606089600","12136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4/2015,"1448323200","71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4/2016,"1479945600","368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4/2017,"1511481600","5255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4/2018,"1543017600","4970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4/2019,"1574553600","5968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4/2020,"1606176000","12400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5/2015,"1448409600","70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5/2016,"1480032000","580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5/2017,"1511568000","5611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5/2018,"1543104000","5290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5/2019,"1574640000","7628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5/2020,"1606262400","12059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6/2015,"1448496000","72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6/2016,"1480118400","408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6/2017,"1511654400","5424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6/2018,"1543190400","5573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6/2019,"1574726400","6797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6/2020,"1606348800","11733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7/2015,"1448582400","66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7/2016,"1480204800","444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7/2017,"1511740800","6086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7/2018,"1543276800","5658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7/2019,"1574812800","6749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7/2020,"1606435200","11028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8/2015,"1448668800","68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8/2016,"1480291200","483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8/2017,"1511827200","6389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8/2018,"1543363200","6225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8/2019,"1574899200","6230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8/2020,"1606521600","9923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9/2015,"1448755200","68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9/2016,"1480377600","470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9/2017,"1511913600","6635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9/2018,"1543449600","5555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9/2019,"1574985600","6705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29/2020,"1606608000","9939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/2015,"1446508800","73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/2016,"1478131200","423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/2017,"1509667200","4857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/2018,"1541203200","5050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/2019,"1572739200","5711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/2020,"1604361600","11193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0/2015,"1448841600","89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0/2016,"1480464000","391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0/2017,"1512000000","6554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0/2018,"1543536000","5990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0/2019,"1575072000","5848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30/2020,"1606694400","11839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4/2015,"1446595200","70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4/2016,"1478217600","325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4/2017,"1509753600","3987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4/2018,"1541289600","5108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4/2019,"1572825600","6707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4/2020,"1604448000","11373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5/2015,"1446681600","74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5/2016,"1478304000","376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5/2017,"1509840000","4171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5/2018,"1541376000","582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5/2019,"1572912000","7392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5/2020,"1604534400","11284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6/2015,"1446768000","7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6/2016,"1478390400","343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6/2017,"1509926400","5116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6/2018,"1541462400","5971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6/2019,"1572998400","7077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6/2020,"1604620800","11719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7/2015,"1446854400","109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7/2016,"1478476800","419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7/2017,"1510012800","4704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7/2018,"1541548800","5646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7/2019,"1573084800","8573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7/2020,"1604707200","11317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8/2015,"1446940800","124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8/2016,"1478563200","415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8/2017,"1510099200","4804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8/2018,"1541635200","5553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8/2019,"1573171200","6991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8/2020,"1604793600","10164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9/2015,"1447027200","76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9/2016,"1478649600","405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9/2017,"1510185600","4671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9/2018,"1541721600","5478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9/2019,"1573257600","6040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/9/2020,"1604880000","11476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/2015,"1448928000","67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/2016,"1480550400","371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/2017,"1512086400","6227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/2018,"1543622400","5257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/2019,"1575158400","6150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/2020,"1606780800","11723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0/2015,"1449705600","74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0/2016,"1481328000","405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0/2017,"1512864000","7165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0/2018,"1544400000","5553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0/2019,"1575936000","6316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0/2020,"1607558400","10924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1/2015,"1449792000","81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1/2016,"1481414400","391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1/2017,"1512950400","8288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1/2018,"1544486400","5360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1/2019,"1576022400","6253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1/2020,"1607644800","11221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2/2015,"1449878400","82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2/2016,"1481500800","387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2/2017,"1513036800","8723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2/2018,"1544572800","5339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2/2019,"1576108800","6356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2/2020,"1607731200","10920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3/2015,"1449964800","74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3/2016,"1481587200","446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3/2017,"1513123200","9096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3/2018,"1544659200","5656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3/2019,"1576195200","6215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3/2020,"1607817600","11427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4/2015,"1450051200","155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4/2016,"1481673600","472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4/2017,"1513209600","9425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4/2018,"1544745600","5673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4/2019,"1576281600","5511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4/2020,"1607904000","12415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5/2015,"1450137600","210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5/2016,"1481760000","461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5/2017,"1513296000","9043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5/2018,"1544832000","5519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5/2019,"1576368000","5269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5/2020,"1607990400","12152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6/2015,"1450224000","103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6/2016,"1481846400","439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6/2017,"1513382400","8998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6/2018,"1544918400","5166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6/2019,"1576454400","6346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6/2020,"1608076800","12617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7/2015,"1450310400","96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7/2016,"1481932800","394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7/2017,"1513468800","8765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7/2018,"1545004800","5700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7/2019,"1576540800","6469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7/2020,"1608163200","13422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8/2015,"1450396800","90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8/2016,"1482019200","366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8/2017,"1513555200","9840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8/2018,"1545091200","5563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8/2019,"1576627200","6632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8/2020,"1608249600","11939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9/2015,"1450483200","93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9/2016,"1482105600","455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9/2017,"1513641600","10922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9/2018,"1545177600","5978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9/2019,"1576713600","6201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19/2020,"1608336000","11628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/2015,"1449014400","65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/2016,"1480636800","416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/2017,"1512172800","6277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/2018,"1543708800","4924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/2019,"1575244800","6812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/2020,"1606867200","10713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0/2015,"1450569600","98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0/2016,"1482192000","442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0/2017,"1513728000","9861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0/2018,"1545264000","6024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0/2019,"1576800000","6143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0/2020,"1608422400","10743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1/2015,"1450656000","12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1/2016,"1482278400","507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1/2017,"1513814400","10726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1/2018,"1545350400","6065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1/2019,"1576886400","5453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1/2020,"1608508800","11469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2/2015,"1450742400","210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2/2016,"1482364800","551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2/2017,"1513900800","11035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2/2018,"1545436800","4955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2/2019,"1576972800","5299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2/2020,"1608595200","11471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3/2015,"1450828800","227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3/2016,"1482451200","443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3/2017,"1513987200","9188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3/2018,"1545523200","5436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3/2019,"1577059200","6316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3/2020,"1608681600","12543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4/2015,"1450915200","134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4/2016,"1482537600","377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4/2017,"1514073600","7582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4/2018,"1545609600","6155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4/2019,"1577145600","6028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4/2020,"1608768000","11427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5/2015,"1451001600","95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5/2016,"1482624000","366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5/2017,"1514160000","7523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5/2018,"1545696000","5350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5/2019,"1577232000","5650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5/2020,"1608854400","11404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6/2015,"1451088000","107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6/2016,"1482710400","345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6/2017,"1514246400","8135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6/2018,"1545782400","5600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6/2019,"1577318400","5866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6/2020,"1608940800","11395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7/2015,"1451174400","218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7/2016,"1482796800","423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7/2017,"1514332800","9127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7/2018,"1545868800","5484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7/2019,"1577404800","5800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7/2020,"1609027200","11773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8/2015,"1451260800","123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8/2016,"1482883200","433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8/2017,"1514419200","9495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8/2018,"1545955200","572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8/2019,"1577491200","5164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8/2020,"1609113600","12567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9/2015,"1451347200","113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9/2016,"1482969600","465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9/2017,"1514505600","10901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9/2018,"1546041600","5437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9/2019,"1577577600","4801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29/2020,"1609200000","12067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/2015,"1449100800","69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/2016,"1480723200","413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/2017,"1512259200","6938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/2018,"1543795200","5481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/2019,"1575331200","6105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/2020,"1606953600","11141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0/2015,"1451433600","217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0/2016,"1483056000","445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0/2017,"1514592000","11366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0/2018,"1546128000","4603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0/2019,"1577664000","5844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0/2020,"1609286400","12276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1/2015,"1451520000","103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1/2016,"1483142400","412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1/2017,"1514678400","9469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1/2018,"1546214400","5220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1/2019,"1577750400","5542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31/2020,"1609372800","11638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4/2015,"1449187200","68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4/2016,"1480809600","396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4/2017,"1512345600","7018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4/2018,"1543881600","5652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4/2019,"1575417600","6610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4/2020,"1607040000","11343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5/2015,"1449273600","67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5/2016,"1480896000","416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5/2017,"1512432000","6930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5/2018,"1543968000","5959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5/2019,"1575504000","6176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5/2020,"1607126400","10557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6/2015,"1449360000","91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6/2016,"1480982400","482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6/2017,"1512518400","7917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6/2018,"1544054400","5909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6/2019,"1575590400","5736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6/2020,"1607212800","10345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7/2015,"1449446400","71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7/2016,"1481068800","417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7/2017,"1512604800","6590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7/2018,"1544140800","5724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7/2019,"1575676800","4881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7/2020,"1607299200","11025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8/2015,"1449532800","66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8/2016,"1481155200","395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8/2017,"1512691200","7664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8/2018,"1544227200","5526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8/2019,"1575763200","4406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8/2020,"1607385600","11498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9/2015,"1449619200","70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9/2016,"1481241600","414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9/2017,"1512777600","7072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9/2018,"1544313600","5075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9/2019,"1575849600","6354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9/2020,"1607472000","11508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/2016,"1454284800","141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/2017,"1485907200","445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/2018,"1517443200","10087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/2019,"1548979200","4988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/2020,"1580515200","5457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/2021,"1612137600","13004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0/2016,"1455062400","171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0/2017,"1486684800","522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0/2018,"1518220800","8483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0/2019,"1549756800","3811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0/2020,"1581292800","6687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0/2021,"1612915200","13203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1/2016,"1455148800","214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1/2017,"1486771200","465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1/2018,"1518307200","7734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1/2019,"1549843200","4290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1/2020,"1581379200","7092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1/2021,"1613001600","12705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2/2016,"1455235200","181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2/2017,"1486857600","453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2/2018,"1518393600","8290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2/2019,"1549929600","4381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2/2020,"1581465600","7981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2/2021,"1613088000","12903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3/2016,"1455321600","193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3/2017,"1486944000","559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3/2018,"1518480000","7458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3/2019,"1550016000","491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3/2020,"1581552000","7647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3/2021,"1613174400","12523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4/2016,"1455408000","166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4/2017,"1487030400","582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4/2018,"1518566400","7463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4/2019,"1550102400","4747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4/2020,"1581638400","7718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4/2021,"1613260800","12066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5/2016,"1455494400","171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5/2017,"1487116800","553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5/2018,"1518652800","7773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5/2019,"1550188800","4685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5/2020,"1581724800","6991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5/2021,"1613347200","12105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6/2016,"1455580800","175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6/2017,"1487203200","496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6/2018,"1518739200","7047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6/2019,"1550275200","4543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6/2020,"1581811200","6614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6/2021,"1613433600","12179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7/2016,"1455667200","199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7/2017,"1487289600","494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7/2018,"1518825600","7720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7/2019,"1550361600","4479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7/2020,"1581897600","6953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7/2021,"1613520000","12585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8/2016,"1455753600","169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8/2017,"1487376000","493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8/2018,"1518912000","7560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8/2019,"1550448000","5124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8/2020,"1581984000","7339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8/2021,"1613606400","12984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9/2016,"1455840000","184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9/2017,"1487462400","482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9/2018,"1518998400","8113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9/2019,"1550534400","5336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9/2020,"1582070400","6958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19/2021,"1613692800","13236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/2016,"1454371200","142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/2017,"1485993600","437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/2018,"1517529600","9811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/2019,"1549065600","4503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/2020,"1580601600","5300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/2021,"1612224000","13028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0/2016,"1455926400","167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0/2017,"1487548800","501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0/2018,"1519084800","8868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0/2019,"1550620800","5302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0/2020,"1582156800","6896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0/2021,"1613779200","13375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1/2016,"1456012800","171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1/2017,"1487635200","584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1/2018,"1519171200","8505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1/2019,"1550707200","5448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1/2020,"1582243200","6705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1/2021,"1613865600","12335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2/2016,"1456099200","181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2/2017,"1487721600","503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2/2018,"1519257600","7618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2/2019,"1550793600","5308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2/2020,"1582329600","6058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2/2021,"1613952000","13121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3/2016,"1456185600","184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3/2017,"1487808000","476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3/2018,"1519344000","7330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3/2019,"1550880000","4762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3/2020,"1582416000","6062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3/2021,"1614038400","1302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4/2016,"1456272000","195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4/2017,"1487894400","540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4/2018,"1519430400","7328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4/2019,"1550966400","5402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4/2020,"1582502400","6877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4/2021,"1614124800","12852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5/2016,"1456358400","195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5/2017,"1487980800","532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5/2018,"1519516800","6905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5/2019,"1551052800","5737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5/2020,"1582588800","6702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5/2021,"1614211200","12327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6/2016,"1456444800","210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6/2017,"1488067200","517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6/2018,"1519603200","7374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6/2019,"1551139200","5539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6/2020,"1582675200","7049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6/2021,"1614297600","12362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7/2016,"1456531200","189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7/2017,"1488153600","526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7/2018,"1519689600","6945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7/2019,"1551225600","5395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7/2020,"1582761600","7144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7/2021,"1614384000","12024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8/2016,"1456617600","19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8/2017,"1488240000","602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8/2018,"1519776000","7203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8/2019,"1551312000","5414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8/2020,"1582848000","6886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8/2021,"1614470400","11798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9/2016,"1456704000","203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29/2020,"1582934400","6204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3/2016,"1454457600","142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3/2017,"1486080000","427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3/2018,"1517616000","8144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3/2019,"1549152000","4243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3/2020,"1580688000","6211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3/2021,"1612310400","13149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4/2016,"1454544000","143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4/2017,"1486166400","454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4/2018,"1517702400","8008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4/2019,"1549238400","4163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4/2020,"1580774400","5244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4/2021,"1612396800","13098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5/2016,"1454630400","152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5/2017,"1486252800","465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5/2018,"1517788800","8757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5/2019,"1549324800","4148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5/2020,"1580860800","6107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5/2021,"1612483200","13169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6/2016,"1454716800","314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6/2017,"1486339200","473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6/2018,"1517875200","8882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6/2019,"1549411200","4290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6/2020,"1580947200","6065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6/2021,"1612569600","12278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7/2016,"1454803200","142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7/2017,"1486425600","518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7/2018,"1517961600","8186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7/2019,"1549497600","4286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7/2020,"1581033600","6262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7/2021,"1612656000","12306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8/2016,"1454889600","147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8/2017,"1486512000","510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8/2018,"1518048000","6813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8/2019,"1549584000","4719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8/2020,"1581120000","6616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8/2021,"1612742400","12757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9/2016,"1454976000","155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9/2017,"1486598400","478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9/2018,"1518134400","7898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9/2019,"1549670400","4171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9/2020,"1581206400","6286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/9/2021,"1612828800","13275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/2016,"1456790400","217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/2017,"1488326400","597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/2018,"1519862400","6844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/2019,"1551398400","5476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/2020,"1583020800","6285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/2021,"1614556800","11859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0/2016,"1457568000","248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0/2017,"1489104000","651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0/2018,"1520640000","5913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0/2019,"1552176000","4840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0/2020,"1583798400","7605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0/2021,"1615334400","12560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1/2016,"1457654400","231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1/2017,"1489190400","648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1/2018,"1520726400","6088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1/2019,"1552262400","5364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1/2020,"1583884800","7130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1/2021,"1615420800","12847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2/2016,"1457740800","278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2/2017,"1489276800","666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2/2018,"1520812800","6779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2/2019,"1552348800","5643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2/2020,"1583971200","7607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2/2021,"1615507200","13256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3/2016,"1457827200","281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3/2017,"1489363200","817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3/2018,"1520899200","6990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3/2019,"1552435200","5732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3/2020,"1584057600","8479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3/2021,"1615593600","12933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4/2016,"1457913600","285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4/2017,"1489449600","771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4/2018,"1520985600","6711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4/2019,"1552521600","5738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4/2020,"1584144000","6818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4/2021,"1615680000","12778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5/2016,"1458000000","292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5/2017,"1489536000","812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5/2018,"1521072000","6545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5/2019,"1552608000","5530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5/2020,"1584230400","6576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5/2021,"1615766400","13213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6/2016,"1458086400","275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6/2017,"1489622400","1099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6/2018,"1521158400","6545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6/2019,"1552694400","5041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6/2020,"1584316800","7840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6/2021,"1615852800","13089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7/2016,"1458172800","335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7/2017,"1489708800","1066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7/2018,"1521244800","5932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7/2019,"1552780800","4948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7/2020,"1584403200","7631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7/2021,"1615939200","12722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8/2016,"1458259200","318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8/2017,"1489795200","899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8/2018,"1521331200","6840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8/2019,"1552867200","5739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8/2020,"1584489600","7684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8/2021,"1616025600","12997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9/2016,"1458345600","347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9/2017,"1489881600","845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9/2018,"1521417600","7038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9/2019,"1552953600","6359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9/2020,"1584576000","8640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19/2021,"1616112000","12912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/2016,"1456876800","235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/2017,"1488412800","707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/2018,"1519948800","7446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/2019,"1551484800","5269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/2020,"1583107200","6814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/2021,"1614643200","12401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0/2016,"1458432000","324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0/2017,"1489968000","802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0/2018,"1521504000","6617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0/2019,"1553040000","6303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0/2020,"1584662400","8221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0/2021,"1616198400","12623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1/2016,"1458518400","325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1/2017,"1490054400","842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1/2018,"1521590400","6978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1/2019,"1553126400","6183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1/2020,"1584748800","8575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1/2021,"1616284800","12060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2/2016,"1458604800","328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2/2017,"1490140800","788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2/2018,"1521676800","6194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2/2019,"1553212800","6287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2/2020,"1584835200","7461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2/2021,"1616371200","13074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3/2016,"1458691200","317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3/2017,"1490227200","824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3/2018,"1521763200","6771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3/2019,"1553299200","5617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3/2020,"1584921600","8012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3/2021,"1616457600","12989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4/2016,"1458777600","369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4/2017,"1490313600","877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4/2018,"1521849600","6132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4/2019,"1553385600","5490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4/2020,"1585008000","7919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4/2021,"1616544000","13094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5/2016,"1458864000","367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5/2017,"1490400000","843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5/2018,"1521936000","5263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5/2019,"1553472000","6486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5/2020,"1585094400","7653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5/2021,"1616630400","13496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6/2016,"1458950400","366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6/2017,"1490486400","795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6/2018,"1522022400","6266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6/2019,"1553558400","6290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6/2020,"1585180800","7726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6/2021,"1616716800","12658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7/2016,"1459036800","299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7/2017,"1490572800","945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7/2018,"1522108800","5840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7/2019,"1553644800","6259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7/2020,"1585267200","7487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7/2021,"1616803200","12307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8/2016,"1459123200","336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8/2017,"1490659200","843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8/2018,"1522195200","5798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8/2019,"1553731200","6343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8/2020,"1585353600","6677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8/2021,"1616889600","12119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9/2016,"1459209600","339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9/2017,"1490745600","930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9/2018,"1522281600","5836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9/2019,"1553817600","6403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9/2020,"1585440000","6079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29/2021,"1616976000","12699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/2016,"1456963200","248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/2017,"1488499200","642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/2018,"1520035200","6734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/2019,"1551571200","4923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/2020,"1583193600","6614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/2021,"1614729600","12350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0/2016,"1459296000","367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0/2017,"1490832000","962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0/2018,"1522368000","6336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0/2019,"1553904000","6679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0/2020,"1585526400","7240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0/2021,"1617062400","13009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1/2016,"1459382400","322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1/2017,"1490918400","1031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1/2018,"1522454400","5843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1/2019,"1553990400","6462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1/2020,"1585612800","7317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31/2021,"1617148800","13546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4/2016,"1457049600","242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4/2017,"1488585600","587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4/2018,"1520121600","6432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4/2019,"1551657600","6202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4/2020,"1583280000","6639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4/2021,"1614816000","12349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5/2016,"1457136000","271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5/2017,"1488672000","570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5/2018,"1520208000","7527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5/2019,"1551744000","5980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5/2020,"1583366400","7201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5/2021,"1614902400","12086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6/2016,"1457222400","276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6/2017,"1488758400","570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6/2018,"1520294400","7125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6/2019,"1551830400","5789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6/2020,"1583452800","6767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6/2021,"1614988800","11605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7/2016,"1457308800","232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7/2017,"1488844800","625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7/2018,"1520380800","7837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7/2019,"1551916800","5726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7/2020,"1583539200","6309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7/2021,"1615075200","11801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8/2016,"1457395200","241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8/2017,"1488931200","553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8/2018,"1520467200","6901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8/2019,"1552003200","5623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8/2020,"1583625600","6625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8/2021,"1615161600","12164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9/2016,"1457481600","245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9/2017,"1489017600","642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9/2018,"1520553600","6500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9/2019,"1552089600","5558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9/2020,"1583712000","7840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/9/2021,"1615248000","12753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/2016,"1459468800","333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/2017,"1491004800","805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/2018,"1522540800","5451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/2019,"1554076800","6875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/2020,"1585699200","6830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/2021,"1617235200","13680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0/2016,"1460246400","322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0/2017,"1491782400","754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0/2018,"1523318400","5713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0/2019,"1554854400","6740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0/2020,"1586476800","7456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0/2021,"1618012800","13150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1/2016,"1460332800","303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1/2017,"1491868800","758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1/2018,"1523404800","6091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1/2019,"1554940800","7290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1/2020,"1586563200","6805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1/2021,"1618099200","12569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2/2016,"1460419200","346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2/2017,"1491955200","803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2/2018,"1523491200","6926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2/2019,"1555027200","6947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2/2020,"1586649600","6785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2/2021,"1618185600","13479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3/2016,"1460505600","360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3/2017,"1492041600","841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3/2018,"1523577600","7303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3/2019,"1555113600","6142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3/2020,"1586736000","7443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3/2021,"1618272000","13504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4/2016,"1460592000","347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4/2017,"1492128000","811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4/2018,"1523664000","6111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4/2019,"1555200000","5510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4/2020,"1586822400","8139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4/2021,"1618358400","13863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5/2016,"1460678400","349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5/2017,"1492214400","748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5/2018,"1523750400","6199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5/2019,"1555286400","6220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5/2020,"1586908800","7921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5/2021,"1618444800","11973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6/2016,"1460764800","304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6/2017,"1492300800","706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6/2018,"1523836800","6644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6/2019,"1555372800","6564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6/2020,"1586995200","7903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6/2021,"1618531200","14269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7/2016,"1460851200","402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7/2017,"1492387200","725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7/2018,"1523923200","7428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7/2019,"1555459200","6818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7/2020,"1587081600","7856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7/2021,"1618617600","14530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8/2016,"1460937600","335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8/2017,"1492473600","833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8/2018,"1524009600","7032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8/2019,"1555545600","6976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8/2020,"1587168000","7831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8/2021,"1618704000","13967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9/2016,"1461024000","326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9/2017,"1492560000","857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9/2018,"1524096000","8143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9/2019,"1555632000","6931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9/2020,"1587254400","7416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19/2021,"1618790400","14768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/2016,"1459555200","293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/2017,"1491091200","889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/2018,"1522627200","5985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/2019,"1554163200","7589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/2020,"1585785600","7205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/2021,"1617321600","13586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0/2016,"1461110400","329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0/2017,"1492646400","854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0/2018,"1524182400","8322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0/2019,"1555718400","6868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0/2020,"1587340800","8288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0/2021,"1618876800","15555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1/2016,"1461196800","371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1/2017,"1492732800","812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1/2018,"1524268800","7461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1/2019,"1555804800","6311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1/2020,"1587427200","8129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1/2021,"1618963200","15653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2/2016,"1461283200","316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2/2017,"1492819200","735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2/2018,"1524355200","7488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2/2019,"1555891200","7193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2/2020,"1587513600","7905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2/2021,"1619049600","15772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3/2016,"1461369600","318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3/2017,"1492905600","770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3/2018,"1524441600","8028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3/2019,"1555977600","7292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3/2020,"1587600000","8263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3/2021,"1619136000","15371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4/2016,"1461456000","340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4/2017,"1492992000","805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4/2018,"1524528000","8163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4/2019,"1556064000","6689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4/2020,"1587686400","8468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4/2021,"1619222400","13891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5/2016,"1461542400","354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5/2017,"1493078400","930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5/2018,"1524614400","7990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5/2019,"1556150400","6808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5/2020,"1587772800","7922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5/2021,"1619308800","13893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6/2016,"1461628800","325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6/2017,"1493164800","896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6/2018,"1524700800","7938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6/2019,"1556236800","6610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6/2020,"1587859200","8019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6/2021,"1619395200","14484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7/2016,"1461715200","338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7/2017,"1493251200","1044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7/2018,"1524787200","7644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7/2019,"1556323200","5626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7/2020,"1587945600","8411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7/2021,"1619481600","14482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8/2016,"1461801600","343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8/2017,"1493337600","1061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8/2018,"1524873600","7753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8/2019,"1556409600","5934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8/2020,"1588032000","8384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8/2021,"1619568000","15176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9/2016,"1461888000","373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9/2017,"1493424000","913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9/2018,"1524960000","7566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9/2019,"1556496000","6289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9/2020,"1588118400","8978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29/2021,"1619654400","15307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/2016,"1459641600","295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/2017,"1491177600","1002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/2018,"1522713600","6459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/2019,"1554249600","7466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/2020,"1585872000","7226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/2021,"1617408000","12933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0/2016,"1461974400","457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0/2017,"1493510400","952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0/2018,"1525046400","7781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0/2019,"1556582400","7077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0/2020,"1588204800","8994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30/2021,"1619740800","14412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4/2016,"1459728000","349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4/2017,"1491264000","862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4/2018,"1522800000","6284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4/2019,"1554336000","6735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4/2020,"1585958400","6259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4/2021,"1617494400","11978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5/2016,"1459814400","391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5/2017,"1491350400","874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5/2018,"1522886400","6958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5/2019,"1554422400","6219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5/2020,"1586044800","6140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5/2021,"1617580800","12969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6/2016,"1459900800","320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6/2017,"1491436800","951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6/2018,"1522972800","6479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6/2019,"1554508800","5590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6/2020,"1586131200","7713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6/2021,"1617667200","13357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7/2016,"1459987200","318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7/2017,"1491523200","928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7/2018,"1523059200","5358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7/2019,"1554595200","5728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7/2020,"1586217600","7834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7/2021,"1617753600","12932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8/2016,"1460073600","340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8/2017,"1491609600","721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8/2018,"1523145600","5957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8/2019,"1554681600","6680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8/2020,"1586304000","8302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8/2021,"1617840000","12844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9/2016,"1460160000","319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9/2017,"1491696000","745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9/2018,"1523232000","6097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9/2019,"1554768000","6569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9/2020,"1586390400","7275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9/2021,"1617926400","1300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/2016,"1462060800","395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/2017,"1493596800","1122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/2018,"1525132800","7138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/2019,"1556668800","7037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/2020,"1588291200","8271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/2021,"1619827200","14275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0/2016,"1462838400","406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0/2017,"1494374400","1096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0/2018,"1525910400","8548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0/2019,"1557446400","7367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0/2020,"1589068800","8791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0/2021,"1620604800","17164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1/2016,"1462924800","408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1/2017,"1494460800","117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1/2018,"1525996800","8260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1/2019,"1557532800","7423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1/2020,"1589155200","8875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1/2021,"1620691200","17160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2/2016,"1463011200","450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2/2017,"1494547200","1072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2/2018,"1526083200","7884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2/2019,"1557619200","7158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2/2020,"1589241600","8806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2/2021,"1620777600","16240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3/2016,"1463097600","477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3/2017,"1494633600","1013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3/2018,"1526169600","7624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3/2019,"1557705600","7586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3/2020,"1589328000","8569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3/2021,"1620864000","15885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4/2016,"1463184000","457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4/2017,"1494720000","1013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4/2018,"1526256000","8017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4/2019,"1557792000","8307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4/2020,"1589414400","8203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4/2021,"1620950400","15316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5/2016,"1463270400","430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5/2017,"1494806400","1227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5/2018,"1526342400","7792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5/2019,"1557878400","8476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5/2020,"1589500800","8886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5/2021,"1621036800","14726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6/2016,"1463356800","374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6/2017,"1494892800","1163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6/2018,"1526428800","8072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6/2019,"1557964800","9082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6/2020,"1589587200","8750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6/2021,"1621123200","14251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7/2016,"1463443200","403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7/2017,"1494979200","1401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7/2018,"1526515200","8357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7/2019,"1558051200","8103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7/2020,"1589673600","8084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7/2021,"1621209600","14466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8/2016,"1463529600","460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8/2017,"1495065600","1374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8/2018,"1526601600","8318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8/2019,"1558137600","7354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8/2020,"1589760000","8576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8/2021,"1621296000","14250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9/2016,"1463616000","445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9/2017,"1495152000","1615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9/2018,"1526688000","8462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9/2019,"1558224000","7524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9/2020,"1589846400","8480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19/2021,"1621382400","14611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/2016,"1462147200","417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/2017,"1493683200","110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/2018,"1525219200","7877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/2019,"1556755200","6263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/2020,"1588377600","7659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/2021,"1619913600","14174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0/2016,"1463702400","451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0/2017,"1495238400","1309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0/2018,"1526774400","7772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0/2019,"1558310400","8601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0/2020,"1589932800","8553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0/2021,"1621468800","14591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1/2016,"1463788800","436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1/2017,"1495324800","1496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1/2018,"1526860800","8022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1/2019,"1558396800","8127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1/2020,"1590019200","8677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1/2021,"1621555200","13673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2/2016,"1463875200","388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2/2017,"1495411200","1762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2/2018,"1526947200","8224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2/2019,"1558483200","8733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2/2020,"1590105600","9162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2/2021,"1621641600","12836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3/2016,"1463961600","438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3/2017,"1495497600","1871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3/2018,"1527033600","8333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3/2019,"1558569600","8467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3/2020,"1590192000","8684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3/2021,"1621728000","12642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4/2016,"1464048000","429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4/2017,"1495584000","1872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4/2018,"1527120000","8111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4/2019,"1558656000","9040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4/2020,"1590278400","8257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4/2021,"1621814400","13127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5/2016,"1464134400","464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5/2017,"1495670400","1830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5/2018,"1527206400","8008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5/2019,"1558742400","8399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5/2020,"1590364800","8756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5/2021,"1621900800","12894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6/2016,"1464220800","511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6/2017,"1495756800","1698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6/2018,"1527292800","7619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6/2019,"1558828800","7630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6/2020,"1590451200","9169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6/2021,"1621987200","13264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7/2016,"1464307200","490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7/2017,"1495843200","1494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7/2018,"1527379200","7760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7/2019,"1558915200","9417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7/2020,"1590537600","8962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7/2021,"1622073600","12913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8/2016,"1464393600","701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8/2017,"1495929600","1552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8/2018,"1527465600","8610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8/2019,"1559001600","9105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8/2020,"1590624000","9072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8/2021,"1622160000","13050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9/2016,"1464480000","458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9/2017,"1496016000","1585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9/2018,"1527552000","8121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9/2019,"1559088000","9475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9/2020,"1590710400","9492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29/2021,"1622246400","12934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/2016,"1462233600","378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/2017,"1493769600","973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/2018,"1525305600","8395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/2019,"1556841600","670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/2020,"1588464000","7896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/2021,"1620000000","14888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0/2016,"1464566400","429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0/2017,"1496102400","1936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0/2018,"1527638400","8171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0/2019,"1559174400","8919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0/2020,"1590796800","8819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0/2021,"1622332800","12802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1/2016,"1464652800","443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1/2017,"1496188800","2141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1/2018,"1527724800","8328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1/2019,"1559260800","8706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1/2020,"1590883200","8501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31/2021,"1622419200","12978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4/2016,"1462320000","374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4/2017,"1493856000","1148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4/2018,"1525392000","10005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4/2019,"1556928000","6233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4/2020,"1588550400","7740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4/2021,"1620086400","15361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5/2016,"1462406400","387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5/2017,"1493942400","1085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5/2018,"1525478400","7892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5/2019,"1557014400","6374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5/2020,"1588636800","7855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5/2021,"1620172800","15188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6/2016,"1462492800","412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6/2017,"1494028800","950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6/2018,"1525564800","6912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6/2019,"1557100800","7061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6/2020,"1588723200","8335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6/2021,"1620259200","15321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7/2016,"1462579200","358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7/2017,"1494115200","1066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7/2018,"1525651200","7898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7/2019,"1557187200","6581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7/2020,"1588809600","8771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7/2021,"1620345600","15278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8/2016,"1462665600","40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8/2017,"1494201600","1175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8/2018,"1525737600","8200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8/2019,"1557273600","6869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8/2020,"1588896000","8877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8/2021,"1620432000","1710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9/2016,"1462752000","385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9/2017,"1494288000","1129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9/2018,"1525824000","8311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9/2019,"1557360000","7184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9/2020,"1588982400","8943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/9/2021,"1620518400","17166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/2016,"1464739200","422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/2017,"1496275200","1991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/2018,"1527811200","7582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/2019,"1559347200","9567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/2020,"1590969600","9298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/2021,"1622505600","1274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0/2016,"1465516800","401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0/2017,"1497052800","2133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0/2018,"1528588800","7712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0/2019,"1560124800","9636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0/2020,"1591747200","9398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0/2021,"1623283200","11885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1/2016,"1465603200","369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1/2017,"1497139200","2404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1/2018,"1528675200","7689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1/2019,"1560211200","9300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1/2020,"1591833600","9253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1/2021,"1623369600","11832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2/2016,"1465689600","425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2/2017,"1497225600","2929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2/2018,"1528761600","7701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2/2019,"1560297600","8606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2/2020,"1591920000","8893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2/2021,"1623456000","11317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3/2016,"1465776000","461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3/2017,"1497312000","2800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3/2018,"1528848000","7976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3/2019,"1560384000","7497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3/2020,"1592006400","8332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3/2021,"1623542400","11247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4/2016,"1465862400","503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4/2017,"1497398400","2504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4/2018,"1528934400","7659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4/2019,"1560470400","8253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4/2020,"1592092800","7850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4/2021,"1623628800","11885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5/2016,"1465948800","432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5/2017,"1497484800","2616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5/2018,"1529020800","7638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5/2019,"1560556800","9389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5/2020,"1592179200","9122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5/2021,"1623715200","12241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6/2016,"1466035200","433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6/2017,"1497571200","2480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6/2018,"1529107200","6397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6/2019,"1560643200","8889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6/2020,"1592265600","9049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6/2021,"1623801600","12011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7/2016,"1466121600","665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7/2017,"1497657600","2420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7/2018,"1529193600","6485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7/2019,"1560729600","9440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7/2020,"1592352000","8797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7/2021,"1623888000","12189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8/2016,"1466208000","630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8/2017,"1497744000","2459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8/2018,"1529280000","6957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8/2019,"1560816000","8500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8/2020,"1592438400","9138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8/2021,"1623974400","11701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9/2016,"1466294400","510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9/2017,"1497830400","2862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9/2018,"1529366400","7787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9/2019,"1560902400","8860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9/2020,"1592524800","9459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19/2021,"1624060800","1050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/2016,"1464825600","396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/2017,"1496361600","1949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/2018,"1527897600","7680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/2019,"1559433600","8908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/2020,"1591056000","9809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/2021,"1622592000","13141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0/2016,"1466380800","471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0/2017,"1497916800","3084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0/2018,"1529452800","8030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0/2019,"1560988800","9850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0/2020,"1592611200","9414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0/2021,"1624147200","10572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1/2016,"1466467200","473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1/2017,"1498003200","2212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1/2018,"1529539200","7520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1/2019,"1561075200","7776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1/2020,"1592697600","9870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1/2021,"1624233600","12095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2/2016,"1466553600","486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2/2017,"1498089600","2842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2/2018,"1529625600","7704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2/2019,"1561161600","7581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2/2020,"1592784000","10920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2/2021,"1624320000","12976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3/2016,"1466640000","419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3/2017,"1498176000","2760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3/2018,"1529712000","6759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3/2019,"1561248000","7734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3/2020,"1592870400","11194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3/2021,"1624406400","12019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4/2016,"1466726400","453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4/2017,"1498262400","2505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4/2018,"1529798400","6719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4/2019,"1561334400","8096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4/2020,"1592956800","10708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4/2021,"1624492800","12070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5/2016,"1466812800","366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5/2017,"1498348800","2311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5/2018,"1529884800","8372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5/2019,"1561420800","9321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5/2020,"1593043200","10417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5/2021,"1624579200","12273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6/2016,"1466899200","416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6/2017,"1498435200","3167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6/2018,"1529971200","7321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6/2019,"1561507200","8486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6/2020,"1593129600","10175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6/2021,"1624665600","11504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7/2016,"1466985600","396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7/2017,"1498521600","2529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7/2018,"1530057600","7719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7/2019,"1561593600","8141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7/2020,"1593216000","10171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7/2021,"1624752000","11047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8/2016,"1467072000","430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8/2017,"1498608000","2742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8/2018,"1530144000","7447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8/2019,"1561680000","10041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8/2020,"1593302400","9977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8/2021,"1624838400","14041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9/2016,"1467158400","498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9/2017,"1498694400","2637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9/2018,"1530230400","7350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9/2019,"1561766400","7333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9/2020,"1593388800","1056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29/2021,"1624924800","12643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/2016,"1464912000","398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/2017,"1496448000","1756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/2018,"1527984000","8099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/2019,"1559520000","8890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/2020,"1591142400","8983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/2021,"1622678400","13377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0/2016,"1467244800","639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0/2017,"1498780800","2526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0/2018,"1530316800","6329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0/2019,"1561852800","6859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0/2020,"1593475200","11113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30/2021,"1625011200","12122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4/2016,"1464998400","378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4/2017,"1496534400","1801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4/2018,"1528070400","8071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4/2019,"1559606400","8919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4/2020,"1591228800","9304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4/2021,"1622764800","13018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5/2016,"1465084800","378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5/2017,"1496620800","1903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5/2018,"1528156800","7806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5/2019,"1559692800","7993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5/2020,"1591315200","9019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5/2021,"1622851200","11766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6/2016,"1465171200","389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6/2017,"1496707200","2005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6/2018,"1528243200","7540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6/2019,"1559779200","8248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6/2020,"1591401600","9461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6/2021,"1622937600","11345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7/2016,"1465257600","461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7/2017,"1496793600","2071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7/2018,"1528329600","7758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7/2019,"1559865600","7584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7/2020,"1591488000","9437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7/2021,"1623024000","12255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8/2016,"1465344000","404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8/2017,"1496880000","1877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8/2018,"1528416000","7200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8/2019,"1559952000","9926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8/2020,"1591574400","9662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8/2021,"1623110400","1221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9/2016,"1465430400","398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9/2017,"1496966400","2158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9/2018,"1528502400","7694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9/2019,"1560038400","7157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9/2020,"1591660800","9230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/9/2021,"1623196800","11942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/2016,"1467331200","400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/2017,"1498867200","2404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/2018,"1530403200","6226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/2019,"1561939200","9519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/2020,"1593561600","10444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/2021,"1625097600","12117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0/2016,"1468108800","393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0/2017,"1499644800","3026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0/2018,"1531180800","6917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0/2019,"1562716800","7360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0/2020,"1594339200","10348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0/2021,"1625875200","11392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1/2016,"1468195200","385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1/2017,"1499731200","2916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1/2018,"1531267200","6439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1/2019,"1562803200","9752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1/2020,"1594425600","9829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1/2021,"1625961600","11017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2/2016,"1468281600","408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2/2017,"1499817600","2838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2/2018,"1531353600","5660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2/2019,"1562889600","7263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2/2020,"1594512000","9979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2/2021,"1626048000","11914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3/2016,"1468368000","357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3/2017,"1499904000","2607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3/2018,"1531440000","5633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3/2019,"1562976000","5872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3/2020,"1594598400","11518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3/2021,"1626134400","11834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4/2016,"1468454400","428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4/2017,"1499990400","2493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4/2018,"1531526400","5089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4/2019,"1563062400","6134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4/2020,"1594684800","10986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4/2021,"1626220800","12231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5/2016,"1468540800","411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5/2017,"1500076800","2319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5/2018,"1531612800","4537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5/2019,"1563148800","7432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5/2020,"1594771200","11113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5/2021,"1626307200","12599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6/2016,"1468627200","380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6/2017,"1500163200","2491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6/2018,"1531699200","7039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6/2019,"1563235200","10032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6/2020,"1594857600","10686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6/2021,"1626393600","11990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7/2016,"1468713600","339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7/2017,"1500249600","2484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7/2018,"1531785600","7012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7/2019,"1563321600","8300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7/2020,"1594944000","10781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7/2021,"1626480000","11646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8/2016,"1468800000","391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8/2017,"1500336000","2710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8/2018,"1531872000","7461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8/2019,"1563408000","6678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8/2020,"1595030400","10715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8/2021,"1626566400","11688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9/2016,"1468886400","441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9/2017,"1500422400","2701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9/2018,"1531958400","7347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9/2019,"1563494400","8155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9/2020,"1595116800","10824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19/2021,"1626652800","11952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/2016,"1467417600","392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/2017,"1498953600","2486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/2018,"1530489600","4895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/2019,"1562025600","8950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/2020,"1593648000","10391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/2021,"1625184000","11815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0/2016,"1468972800","506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0/2017,"1500508800","2500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0/2018,"1532044800","6716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0/2019,"1563580800","5840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0/2020,"1595203200","11437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0/2021,"1626739200","11927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1/2016,"1469059200","44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1/2017,"1500595200","2325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1/2018,"1532131200","6206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1/2019,"1563667200","5224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1/2020,"1595289600","11200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1/2021,"1626825600","11951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2/2016,"1469145600","484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2/2017,"1500681600","2055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2/2018,"1532217600","6753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2/2019,"1563753600","6406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2/2020,"1595376000","11380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2/2021,"1626912000","12028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3/2016,"1469232000","450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3/2017,"1500768000","2604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3/2018,"1532304000","7586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3/2019,"1563840000","6067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3/2020,"1595462400","11471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3/2021,"1626998400","12033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4/2016,"1469318400","582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4/2017,"1500854400","2630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4/2018,"1532390400","7849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4/2019,"1563926400","9072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4/2020,"1595548800","11462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4/2021,"1627084800","12255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5/2016,"1469404800","548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5/2017,"1500940800","2429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5/2018,"1532476800","7875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5/2019,"1564012800","9498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5/2020,"1595635200","11755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5/2021,"1627171200","11288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6/2016,"1469491200","619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6/2017,"1501027200","2230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6/2018,"1532563200","7256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6/2019,"1564099200","6402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6/2020,"1595721600","11378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6/2021,"1627257600","12606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7/2016,"1469577600","530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7/2017,"1501113600","2254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7/2018,"1532649600","7887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7/2019,"1564185600","5776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7/2020,"1595808000","12614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7/2021,"1627344000","13181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8/2016,"1469664000","485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8/2017,"1501200000","2464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8/2018,"1532736000","7039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8/2019,"1564272000","5726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8/2020,"1595894400","12223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8/2021,"1627430400","13002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9/2016,"1469750400","472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9/2017,"1501286400","1987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9/2018,"1532822400","7163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9/2019,"1564358400","6769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9/2020,"1595980800","11638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29/2021,"1627516800","12591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/2016,"1467504000","397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/2017,"1499040000","3020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/2018,"1530576000","5735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/2019,"1562112000","7532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/2020,"1593734400","10220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/2021,"1625270400","11225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0/2015,"1438214400","88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0/2016,"1469836800","420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0/2017,"1501372800","2066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0/2018,"1532908800","7577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0/2019,"1564444800","7157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0/2020,"1596067200","11644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0/2021,"1627603200","12423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1/2015,"1438300800","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1/2016,"1469923200","487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1/2017,"1501459200","2500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1/2018,"1532995200","745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1/2019,"1564531200","6842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1/2020,"1596153600","12188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31/2021,"1627689600","12123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4/2016,"1467590400","399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4/2017,"1499126400","2814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4/2018,"1530662400","4471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4/2019,"1562198400","7475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4/2020,"1593820800","9462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4/2021,"1625356800","11053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5/2016,"1467676800","392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5/2017,"1499212800","2716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5/2018,"1530748800","5275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5/2019,"1562284800","8490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5/2020,"1593907200","8800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5/2021,"1625443200","11478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6/2016,"1467763200","379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6/2017,"1499299200","2587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6/2018,"1530835200","4590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6/2019,"1562371200","7540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6/2020,"1593993600","10200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6/2021,"1625529600","13554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7/2016,"1467849600","404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7/2017,"1499385600","2953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7/2018,"1530921600","4841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7/2019,"1562457600","5820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7/2020,"1594080000","10645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7/2021,"1625616000","12909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8/2016,"1467936000","425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8/2017,"1499472000","2481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8/2018,"1531008000","6315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8/2019,"1562544000","8097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8/2020,"1594166400","10922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8/2021,"1625702400","12626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9/2016,"1468022400","404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9/2017,"1499558400","225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9/2018,"1531094400","6519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9/2019,"1562630400","7719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9/2020,"1594252800","10703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/9/2021,"1625788800","12236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/2015,"1438387200","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/2016,"1470009600","459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/2017,"1501545600","2185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/2018,"1533081600","7577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/2019,"1564617600","8776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/2020,"1596240000","11715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/2021,"1627776000","11906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0/2015,"1439164800","20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0/2016,"1470787200","462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0/2017,"1502323200","3382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0/2018,"1533859200","6138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0/2019,"1565395200","6309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0/2020,"1597017600","12899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0/2021,"1628553600","12122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1/2015,"1439251200","49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1/2016,"1470873600","481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1/2017,"1502409600","3566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1/2018,"1533945600","6573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1/2019,"1565481600","5825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1/2020,"1597104000","12542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1/2021,"1628640000","12344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2/2015,"1439337600","20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2/2016,"1470960000","444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2/2017,"1502496000","3386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2/2018,"1534032000","6419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2/2019,"1565568000","7129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2/2020,"1597190400","12292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2/2021,"1628726400","119528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3/2015,"1439424000","28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3/2016,"1471046400","410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3/2017,"1502582400","3330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3/2018,"1534118400","6949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3/2019,"1565654400","6986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3/2020,"1597276800","12091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3/2021,"1628812800","11970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4/2015,"1439510400","31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4/2016,"1471132800","405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4/2017,"1502668800","4100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4/2018,"1534204800","6903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4/2019,"1565740800","7366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4/2020,"1597363200","12015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4/2021,"1628899200","11599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5/2015,"1439596800","22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5/2016,"1471219200","423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5/2017,"1502755200","4132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5/2018,"1534291200","6485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5/2019,"1565827200","6890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5/2020,"1597449600","11078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5/2021,"1628985600","11252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6/2015,"1439683200","24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6/2016,"1471305600","489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6/2017,"1502841600","4136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6/2018,"1534377600","7167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6/2019,"1565913600","7188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6/2020,"1597536000","11523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6/2021,"1629072000","12539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7/2015,"1439769600","25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7/2016,"1471392000","448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7/2017,"1502928000","4280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7/2018,"1534464000","6072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7/2019,"1566000000","6411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7/2020,"1597622400","11819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7/2021,"1629158400","12521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8/2015,"1439856000","24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8/2016,"1471478400","477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8/2017,"1503014400","4433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8/2018,"1534550400","6275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8/2019,"1566086400","6272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8/2020,"1597708800","12292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8/2021,"1629244800","12015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9/2015,"1439942400","32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9/2016,"1471564800","429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9/2017,"1503100800","3774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9/2018,"1534636800","5996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9/2019,"1566172800","7244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9/2020,"1597795200","12168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19/2021,"1629331200","12554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/2015,"1438473600","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/2016,"1470096000","490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/2017,"1501632000","2310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/2018,"1533168000","7799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/2019,"1564704000","7683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/2020,"1596326400","11258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/2021,"1627862400","12694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0/2015,"1440028800","23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0/2016,"1471651200","413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0/2017,"1503187200","3099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0/2018,"1534723200","66376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0/2019,"1566259200","7335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0/2020,"1597881600","11829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0/2021,"1629417600","12600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1/2015,"1440115200","39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1/2016,"1471737600","425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1/2017,"1503273600","3928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1/2018,"1534809600","6056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1/2019,"1566345600","7315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1/2020,"1597968000","12567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1/2021,"1629504000","11867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2/2015,"1440201600","35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2/2016,"1471824000","442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2/2017,"1503360000","3647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2/2018,"1534896000","5949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2/2019,"1566432000","7371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2/2020,"1598054400","11024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2/2021,"1629590400","11838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3/2015,"1440288000","41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3/2016,"1471910400","484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3/2017,"1503446400","3747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3/2018,"1534982400","5995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3/2019,"1566518400","7332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3/2020,"1598140800","11225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3/2021,"1629676800","12456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4/2015,"1440374400","44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4/2016,"1471996800","468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4/2017,"1503532800","35246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4/2018,"1535068800","5962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4/2019,"1566604800","6842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4/2020,"1598227200","11621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4/2021,"1629763200","12470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5/2015,"1440460800","44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5/2016,"1472083200","498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5/2017,"1503619200","3526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5/2018,"1535155200","5772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5/2019,"1566691200","6772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5/2020,"1598313600","11381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5/2021,"1629849600","11847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6/2015,"1440547200","41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6/2016,"1472169600","472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6/2017,"1503705600","3062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6/2018,"1535241600","5740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6/2019,"1566777600","7508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6/2020,"1598400000","11662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6/2021,"1629936000","11750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7/2015,"1440633600","55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7/2016,"1472256000","479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7/2017,"1503792000","3241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7/2018,"1535328000","6459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7/2019,"1566864000","7481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7/2020,"1598486400","11365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7/2021,"1630022400","11190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8/2015,"1440720000","47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8/2016,"1472342400","426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8/2017,"1503878400","3637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8/2018,"1535414400","61384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8/2019,"1566950400","7222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8/2020,"1598572800","11319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8/2021,"1630108800","11317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9/2015,"1440806400","41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9/2016,"1472428800","455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9/2017,"1503964800","3946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9/2018,"1535500800","5468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9/2019,"1567036800","72418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9/2020,"1598659200","11309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29/2021,"1630195200","11471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/2015,"1438560000","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/2016,"1470182400","494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/2017,"1501718400","2363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/2018,"1533254400","7531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/2019,"1564790400","7834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/2020,"1596412800","11767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/2021,"1627948800","12196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0/2015,"1440892800","45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0/2016,"1472515200","469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0/2017,"1504051200","4002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0/2018,"1535587200","5928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0/2019,"1567123200","7131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0/2020,"1598745600","11424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0/2021,"1630281600","11989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1/2015,"1440979200","51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1/2016,"1472601600","458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1/2017,"1504137600","3844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1/2018,"1535673600","5772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1/2019,"1567209600","6797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1/2020,"1598832000","123585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31/2021,"1630368000","12063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4/2015,"1438646400","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4/2016,"1470268800","467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4/2017,"1501804800","2571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4/2018,"1533340800","72054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4/2019,"1564876800","5691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4/2020,"1596499200","11642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4/2021,"1628035200","12238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5/2015,"1438732800","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5/2016,"1470355200","432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5/2017,"1501891200","2614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5/2018,"1533427200","7042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5/2019,"1564963200","7184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5/2020,"1596585600","118269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5/2021,"1628121600","11596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6/2015,"1438819200","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6/2016,"1470441600","414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6/2017,"1501977600","2651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6/2018,"1533513600","6995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6/2019,"1565049600","7320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6/2020,"1596672000","12158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6/2021,"1628208000","12120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7/2015,"1438905600","20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7/2016,"1470528000","429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7/2017,"1502064000","2811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7/2018,"1533600000","6363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7/2019,"1565136000","7424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7/2020,"1596758400","12496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7/2021,"1628294400","119843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8/2015,"1438992000","288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8/2016,"1470614400","429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8/2017,"1502150400","31886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8/2018,"1533686400","5656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8/2019,"1565222400","6927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8/2020,"1596844800","11824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8/2021,"1628380800","11842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9/2015,"1439078400","13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9/2016,"1470700800","470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9/2017,"1502236800","2803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9/2018,"1533772800","53853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9/2019,"1565308800","7217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9/2020,"1596931200","12291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/9/2021,"1628467200","12185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/2015,"1441065600","51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/2016,"1472688000","474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/2017,"1504224000","3909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/2018,"1535760000","6562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/2019,"1567296000","69023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/2020,"1598918400","12457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/2021,"1630454400","12251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0/2015,"1441843200","534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0/2016,"1473465600","428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0/2017,"1505001600","3251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0/2018,"1536537600","56161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0/2019,"1568073600","6916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0/2020,"1599696000","11209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0/2021,"1631232000","12447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1/2015,"1441929600","64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1/2016,"1473552000","433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1/2017,"1505088000","3653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1/2018,"1536624000","5573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1/2019,"1568160000","7052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1/2020,"1599782400","10744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1/2021,"1631318400","12494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2/2015,"1442016000","559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2/2016,"1473638400","451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2/2017,"1505174400","4048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2/2018,"1536710400","5706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2/2019,"1568246400","72372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2/2020,"1599868800","10345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2/2021,"1631404800","12113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3/2015,"1442102400","60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3/2016,"1473724800","425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3/2017,"1505260800","3656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3/2018,"1536796800","55575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3/2019,"1568332800","6234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3/2020,"1599955200","10420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3/2021,"1631491200","126749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4/2015,"1442188800","55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4/2016,"1473811200","538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4/2017,"1505347200","3802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4/2018,"1536883200","5143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4/2019,"1568419200","6284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4/2020,"1600041600","107968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4/2021,"1631577600","12312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5/2015,"1442275200","54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5/2016,"1473897600","526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5/2017,"1505433600","4417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5/2018,"1536969600","4796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5/2019,"1568505600","63396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5/2020,"1600128000","10898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5/2021,"1631664000","12075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6/2015,"1442361600","58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6/2016,"1473984000","575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6/2017,"1505520000","3737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6/2018,"1537056000","4584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6/2019,"1568592000","73301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6/2020,"1600214400","10350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6/2021,"1631750400","12243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7/2015,"1442448000","536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7/2016,"1474070400","4688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7/2017,"1505606400","2895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7/2018,"1537142400","55372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7/2019,"1568678400","6818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7/2020,"1600300800","14060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7/2021,"1631836800","11875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8/2015,"1442534400","58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8/2016,"1474156800","378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8/2017,"1505692800","36276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8/2018,"1537228800","5005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8/2019,"1568764800","70874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8/2020,"1600387200","12448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8/2021,"1631923200","114317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9/2015,"1442620800","52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9/2016,"1474243200","405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9/2017,"1505779200","33775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9/2018,"1537315200","50725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9/2019,"1568851200","6924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19/2020,"1600473600","10900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/2015,"1441152000","519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/2016,"1472774400","554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/2017,"1504310400","3317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/2018,"1535846400","6202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/2019,"1567382400","75753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/2020,"1599004800","118121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/2021,"1630540800","126125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0/2015,"1442707200","64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0/2016,"1474329600","540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0/2017,"1505865600","3249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0/2018,"1537401600","49814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0/2019,"1568937600","7171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0/2020,"1600560000","10953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1/2015,"1442793600","630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1/2016,"1474416000","445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1/2017,"1505952000","31707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1/2018,"1537488000","5446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1/2019,"1569024000","59697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1/2020,"1600646400","113366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2/2015,"1442880000","68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2/2016,"1474502400","526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2/2017,"1506038400","2714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2/2018,"1537574400","47030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2/2019,"1569110400","57656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2/2020,"1600732800","10814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3/2015,"1442966400","74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3/2016,"1474588800","352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3/2017,"1506124800","2601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3/2018,"1537660800","46862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3/2019,"1569196800","63939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3/2020,"1600819200","10841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4/2015,"1443052800","62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4/2016,"1474675200","434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4/2017,"1506211200","2809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4/2018,"1537747200","4803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4/2019,"1569283200","7095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4/2020,"1600905600","10875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5/2015,"1443139200","58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5/2016,"1474761600","3871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5/2017,"1506297600","3066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5/2018,"1537833600","5191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5/2019,"1569369600","6776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5/2020,"1600992000","103479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6/2015,"1443225600","59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6/2016,"1474848000","4351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6/2017,"1506384000","30607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6/2018,"1537920000","4935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6/2019,"1569456000","6576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6/2020,"1601078400","9845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7/2015,"1443312000","576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7/2016,"1474934400","4681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7/2017,"1506470400","3090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7/2018,"1538006400","5040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7/2019,"1569542400","6236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7/2020,"1601164800","96647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8/2015,"1443398400","612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8/2016,"1475020800","4279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8/2017,"1506556800","3292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8/2018,"1538092800","5004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8/2019,"1569628800","6078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8/2020,"1601251200","108018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9/2015,"1443484800","573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9/2016,"1475107200","4041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9/2017,"1506643200","3265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9/2018,"1538179200","43431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9/2019,"1569715200","59198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29/2020,"1601337600","108823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/2015,"1441238400","47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/2016,"1472860800","447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/2017,"1504396800","30252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/2018,"1535932800","63142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/2019,"1567468800","7512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/2020,"1599091200","11496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/2021,"1630627200","119877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0/2015,"1443571200","58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0/2016,"1475193600","3583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0/2017,"1506729600","29579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0/2018,"1538265600","47935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0/2019,"1569801600","68392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30/2020,"1601424000","107904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4/2015,"1441324800","564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4/2016,"1472947200","4812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4/2017,"1504483200","44259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4/2018,"1536019200","5895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4/2019,"1567555200","71443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4/2020,"1599177600","114120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4/2021,"1630713600","118908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5/2015,"1441411200","551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5/2016,"1473033600","426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5/2017,"1504569600","4445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5/2018,"1536105600","62695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5/2019,"1567641600","76987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5/2020,"1599264000","104090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5/2021,"1630800000","11364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6/2015,"1441497600","552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6/2016,"1473120000","491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6/2017,"1504656000","496376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6/2018,"1536192000","58895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6/2019,"1567728000","7685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6/2020,"1599350400","102666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6/2021,"1630886400","120649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7/2015,"1441584000","570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7/2016,"1473206400","4870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7/2017,"1504742400","44834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7/2018,"1536278400","58218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7/2019,"1567814400","677445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7/2020,"1599436800","105148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7/2021,"1630972800","130807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8/2015,"1441670400","5622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8/2016,"1473292800","559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8/2017,"1504828800","46367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8/2018,"1536364800","5433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8/2019,"1567900800","675137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8/2020,"1599523200","10267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8/2021,"1631059200","1178449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9/2015,"1441756800","560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9/2016,"1473379200","5391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9/2017,"1504915200","383654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9/2018,"1536451200","565631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9/2019,"1567987200","756508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9/2020,"1599609600","1052603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/9/2021,"1631145600","121985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e(UTC),"UnixTimeStamp","Value"</text:p>
          </table:table-cell>
          <table:table-cell table:number-columns-repeated="16383"/>
        </table:table-row>
        <table:table-row table:number-rows-repeated="1046332" table:style-name="ro1">
          <table:table-cell table:number-columns-repeated="16384"/>
        </table:table-row>
      </table:table>
      <table:database-ranges>
        <table:database-range table:target-range-address="in.A1:in.A224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16</meta:generator>
    <meta:initial-creator>Jimmy Bauer</meta:initial-creator>
    <dc:creator>X</dc:creator>
    <meta:creation-date>2021-09-19T19:43:01Z</meta:creation-date>
    <dc:date>2021-09-19T19:44:13Z</dc:date>
  </office:meta>
</office:document-meta>
</file>